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  <style:text-properties style:font-name="Times New Roman"/>
    </style:style>
    <style:style style:name="T3" style:parent-style-name="DefaultParagraphFont" style:family="text">
      <style:text-properties style:font-name="Times New Roman"/>
    </style:style>
    <style:style style:name="P4" style:parent-style-name="Title" style:family="paragraph">
      <style:text-properties style:font-name="Times New Roman"/>
    </style:style>
    <style:style style:name="T5" style:parent-style-name="DefaultParagraphFont" style:family="text">
      <style:text-properties style:font-name="Times New Roman"/>
    </style:style>
    <style:style style:name="P6" style:parent-style-name="Textbody" style:family="paragraph">
      <style:paragraph-properties fo:break-before="page"/>
    </style:style>
    <style:style style:name="P7" style:parent-style-name="ContentsHeading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" style:parent-style-name="Textbody" style:family="paragraph">
      <style:paragraph-properties fo:break-before="page"/>
      <style:text-properties style:font-name-asian="Microsoft YaHei"/>
    </style:style>
    <style:style style:name="TableColumn10" style:family="table-column">
      <style:table-column-properties style:column-width="1.9979in" style:use-optimal-column-width="false"/>
    </style:style>
    <style:style style:name="TableColumn11" style:family="table-column">
      <style:table-column-properties style:column-width="2.6923in" style:use-optimal-column-width="false"/>
    </style:style>
    <style:style style:name="Table9" style:family="table">
      <style:table-properties style:width="4.6902in" fo:margin-left="0in" table:align="center"/>
    </style:style>
    <style:style style:name="TableRow12" style:family="table-row">
      <style:table-row-properties style:use-optimal-row-height="false" fo:keep-together="always"/>
    </style:style>
    <style:style style:name="TableCell1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1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TableRow15" style:family="table-row">
      <style:table-row-properties style:use-optimal-row-height="false" fo:keep-together="always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1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TableRow18" style:family="table-row">
      <style:table-row-properties style:use-optimal-row-height="false" fo:keep-together="always"/>
    </style:style>
    <style:style style:name="TableCell1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1" style:parent-style-name="Textbody" style:family="paragraph">
      <style:text-properties style:font-name-asian="Microsoft YaHei" fo:font-weight="bold" style:font-weight-asian="bold" style:font-weight-complex="bold" fo:font-size="18pt" style:font-size-asian="18pt" style:font-size-complex="18pt"/>
    </style:style>
    <style:style style:name="T22" style:parent-style-name="DefaultParagraphFont" style:family="text">
      <style:text-properties style:font-name="Times New Roman" style:font-name-complex="Mangal" fo:font-size="12pt" style:font-size-asian="12pt" style:font-size-complex="12pt" style:language-complex="ar" style:country-complex="SA"/>
    </style:style>
    <style:style style:name="P23" style:parent-style-name="Textbody" style:family="paragraph">
      <style:text-properties style:font-name-asian="Microsoft YaHei" style:font-name-complex="Mangal" style:language-complex="ar" style:country-complex="SA"/>
    </style:style>
    <style:style style:name="P24" style:parent-style-name="Textbody" style:family="paragraph">
      <style:paragraph-properties fo:break-before="page"/>
      <style:text-properties style:font-name-asian="Microsoft YaHei" style:font-name-complex="Mangal" style:language-complex="ar" style:country-complex="SA"/>
    </style:style>
    <style:style style:name="TableColumn26" style:family="table-column">
      <style:table-column-properties style:column-width="1.6243in" style:use-optimal-column-width="false"/>
    </style:style>
    <style:style style:name="TableColumn27" style:family="table-column">
      <style:table-column-properties style:column-width="5.3006in" style:use-optimal-column-width="false"/>
    </style:style>
    <style:style style:name="Table25" style:family="table">
      <style:table-properties style:width="6.925in" fo:margin-left="0in" table:align="left"/>
    </style:style>
    <style:style style:name="TableRow28" style:family="table-row">
      <style:table-row-properties style:use-optimal-row-height="false" fo:keep-together="always"/>
    </style:style>
    <style:style style:name="TableCell2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1" style:parent-style-name="Textbody" style:family="paragraph">
      <style:text-properties style:font-name-asian="Microsoft YaHei" style:font-name-complex="Mangal" style:language-complex="ar" style:country-complex="SA"/>
    </style:style>
  </office:automatic-styles>
  <office:body>
    <office:text text:use-soft-page-breaks="true">
      <text:p text:style-name="P1">Application – on Internet</text:p>
      <text:p text:style-name="Title"><text:span text:style-name="T3">Information for hosting administrator</text:span></text:p>
      <text:p text:style-name="P4">Project title</text:p>
      <text:p text:style-name="Title"><text:span text:style-name="T5">Full Name</text:span></text:p>
      <text:p text:style-name="P6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">Table of Contents</text:p>
          <text:p text:style-name="Contents1"><text:a xlink:href="#__RefHeading___Toc4488_3515065801" office:target-frame-name="_top" xlink:show="replace">1<text:s/></text:a><text:a xlink:href="#__RefHeading___Toc4488_3515065801" office:target-frame-name="_top" xlink:show="replace">H</text:a><text:a xlink:href="#__RefHeading___Toc4488_3515065801" office:target-frame-name="_top" xlink:show="replace">osting account</text:a><text:a xlink:href="#__RefHeading___Toc4488_3515065801" office:target-frame-name="_top" xlink:show="replace"><text:tab/>3</text:a></text:p>
          <text:p text:style-name="Contents1"><text:a xlink:href="#__RefHeading___Toc1008_249908454" office:target-frame-name="_top" xlink:show="replace">2<text:s/></text:a><text:a xlink:href="#__RefHeading___Toc1008_249908454" office:target-frame-name="_top" xlink:show="replace">Hosting<text:s/></text:a><text:a xlink:href="#__RefHeading___Toc1008_249908454" office:target-frame-name="_top" xlink:show="replace">server<text:s/></text:a><text:a xlink:href="#__RefHeading___Toc1008_249908454" office:target-frame-name="_top" xlink:show="replace">administrator data</text:a><text:a xlink:href="#__RefHeading___Toc1008_249908454" office:target-frame-name="_top" xlink:show="replace"><text:tab/>3</text:a></text:p>
          <text:p text:style-name="Contents1"><text:a xlink:href="#__RefHeading___Toc1010_249908454" office:target-frame-name="_top" xlink:show="replace">3 Application installation<text:tab/>3</text:a></text:p>
          <text:p text:style-name="Contents1"><text:a xlink:href="#__RefHeading___Toc1012_249908454" office:target-frame-name="_top" xlink:show="replace">4 Running the application on Internet<text:tab/>4</text:a></text:p>
          <text:p text:style-name="Contents2"><text:a xlink:href="#__RefHeading___Toc1014_249908454" office:target-frame-name="_top" xlink:show="replace">4.1 Internet address<text:tab/>4</text:a></text:p>
          <text:p text:style-name="Contents2"><text:a xlink:href="#__RefHeading___Toc1016_249908454" office:target-frame-name="_top" xlink:show="replace">4.2 Application manual<text:tab/>4</text:a></text:p>
          <text:p text:style-name="Contents3"><text:a xlink:href="#__RefHeading___Toc11035_21487853761" office:target-frame-name="_top" xlink:show="replace">4.2.1 Permissions<text:tab/>4</text:a></text:p>
          <text:p text:style-name="Contents3"><text:a xlink:href="#__RefHeading___Toc11037_21487853761" office:target-frame-name="_top" xlink:show="replace">4.2.2 User manual<text:tab/>4</text:a></text:p>
        </text:index-body>
      </text:table-of-content>
      <text:p text:style-name="Textbody"/>
      <text:p text:style-name="Textbody"/>
      <text:p text:style-name="P8"/>
      <text:h text:style-name="Heading1" text:outline-level="1"><text:bookmark-start text:name="__RefHeading___Toc4488_3515065801"/>Hosting account registration<text:bookmark-end text:name="__RefHeading___Toc4488_3515065801"/></text:h>
      <text:p text:style-name="Textbody"/>
      <text:p text:style-name="Textbody"/>
      <text:p text:style-name="Textbody"/>
      <text:h text:style-name="Heading1" text:outline-level="1"><text:bookmark-start text:name="__RefHeading___Toc1008_249908454"/>Hosting server administrator data<text:bookmark-end text:name="__RefHeading___Toc1008_249908454"/></text:h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TableContents">Hosting service url address:</text:p>
          </table:table-cell>
          <table:table-cell table:style-name="TableCell14">
            <text:p text:style-name="Textbody"/>
          </table:table-cell>
        </table:table-row>
        <table:table-row table:style-name="TableRow15">
          <table:table-cell table:style-name="TableCell16">
            <text:p text:style-name="TableContents">Admin id:</text:p>
          </table:table-cell>
          <table:table-cell table:style-name="TableCell17">
            <text:p text:style-name="Textbody"/>
          </table:table-cell>
        </table:table-row>
        <table:table-row table:style-name="TableRow18">
          <table:table-cell table:style-name="TableCell19">
            <text:p text:style-name="TableContents">Admin password:</text:p>
          </table:table-cell>
          <table:table-cell table:style-name="TableCell20">
            <text:p text:style-name="Textbody"/>
          </table:table-cell>
        </table:table-row>
      </table:table>
      <text:p text:style-name="Standard"/>
      <text:p text:style-name="P21"/>
      <text:h text:style-name="Heading1" text:outline-level="1">Application installation<text:span text:style-name="T22"><text:line-break/></text:span></text:h>
      <text:p text:style-name="P23"/>
      <text:p text:style-name="P24"/>
      <text:h text:style-name="Heading1" text:outline-level="1"><text:bookmark-start text:name="__RefHeading___Toc1012_249908454"/>Running the application on Internet<text:bookmark-end text:name="__RefHeading___Toc1012_249908454"/></text:h>
      <text:p text:style-name="Textbody"/>
      <text:h text:style-name="Heading2" text:outline-level="2"><text:bookmark-start text:name="__RefHeading___Toc1014_249908454"/>Internet address<text:bookmark-end text:name="__RefHeading___Toc1014_249908454"/></text:h>
      <text:p text:style-name="Textbody"/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TableContents">Internet address of the application:</text:p>
          </table:table-cell>
          <table:table-cell table:style-name="TableCell30">
            <text:p text:style-name="TableContents"/>
          </table:table-cell>
        </table:table-row>
      </table:table>
      <text:p text:style-name="P31"/>
      <text:h text:style-name="Heading2" text:outline-level="2"><text:bookmark-start text:name="__RefHeading___Toc1016_249908454"/>Application manual<text:bookmark-end text:name="__RefHeading___Toc1016_249908454"/></text:h>
      <text:h text:style-name="Heading3" text:outline-level="3"><text:bookmark-start text:name="__RefHeading___Toc11035_21487853761"/>Permissions<text:bookmark-end text:name="__RefHeading___Toc11035_21487853761"/></text:h>
      <text:p text:style-name="Textbody"/>
      <text:h text:style-name="Heading3" text:outline-level="3"><text:bookmark-start text:name="__RefHeading___Toc11037_21487853761"/>User manual<text:bookmark-end text:name="__RefHeading___Toc11037_21487853761"/></text:h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IndexHeading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list-format-name="NLF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list-format-name="NLF1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number:num-list-format style:name="NLF0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1">
      <number:num-list-label text:level="1"/>
      <number:text>%1%</number:text>
      <number:num-list-label text:level="2"/>
      <number:text>%1%.%2%</number:text>
      <number:num-list-label text:level="3"/>
      <number:text>%1%.%2%.%3%</number:text>
    </number:num-list-format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Mussa Justin Muhindo</meta:initial-creator>
    <dc:creator>Mussa Muhindo</dc:creator>
    <meta:creation-date>2020-09-04T18:13:00Z</meta:creation-date>
    <dc:date>2024-05-23T20:30:00Z</dc:date>
    <meta:template xlink:href="Normal.dotm" xlink:type="simple"/>
    <meta:editing-cycles>1</meta:editing-cycles>
    <meta:editing-duration>PT4200S</meta:editing-duration>
    <meta:document-statistic meta:page-count="4" meta:paragraph-count="2" meta:word-count="215" meta:character-count="1441" meta:row-count="10" meta:non-whitespace-character-count="1228"/>
  </office:meta>
</office:document-meta>
</file>